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ー・・・疲れた・・・</text:p>
          </table:table-cell>
          <table:table-cell table:style-name="ce0"/>
          <table:table-cell table:style-name="ce0"/>
          <table:table-cell table:style-name="ce0" office:value-type="string">
            <text:p>Phew—... I'm beat...</text:p>
          </table:table-cell>
          <table:table-cell table:number-columns-repeated="1020"/>
        </table:table-row>
        <table:table-row>
          <table:table-cell table:style-name="ce0" office:value-type="string">
            <text:p>山歩きは慣れてないからなあ・・・</text:p>
          </table:table-cell>
          <table:table-cell table:style-name="ce0"/>
          <table:table-cell table:style-name="ce0"/>
          <table:table-cell table:style-name="ce0" office:value-type="string">
            <text:p>I just can't get used to mountain hiking...</text:p>
          </table:table-cell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</text:p>
          </table:table-cell>
          <table:table-cell table:style-name="ce0"/>
          <table:table-cell table:style-name="ce0"/>
          <table:table-cell table:style-name="ce0" office:value-type="string">
            <text:p>Eh? Rail cars? Aah, about that...</text:p>
          </table:table-cell>
          <table:table-cell table:number-columns-repeated="1020"/>
        </table:table-row>
        <table:table-row>
          <table:table-cell table:style-name="ce0" office:value-type="string">
            <text:p>たまには東部の秘湯にでも浸かって、ゆっくり
休みたいぜ。</text:p>
          </table:table-cell>
          <table:table-cell table:style-name="ce0"/>
          <table:table-cell table:style-name="ce0"/>
          <table:table-cell table:style-name="ce0" office:value-type="string">
            <text:p>Sometimes I just wanna hit up the secret hot
spring in the Eastlands, and soak all my
troubles away.</text:p>
          </table:table-cell>
          <table:table-cell table:number-columns-repeated="1020"/>
        </table:table-row>
        <table:table-row>
          <table:table-cell table:style-name="ce0" office:value-type="string">
            <text:p>フィールドを歩いてると、とってもキレイな
湧水を見つけることがあるよね。</text:p>
          </table:table-cell>
          <table:table-cell table:style-name="ce0"/>
          <table:table-cell table:style-name="ce0"/>
          <table:table-cell table:style-name="ce0" office:value-type="string">
            <text:p>Occasionally, you might come across an
amazingly beautiful spring as you walk across
the lands.</text:p>
          </table:table-cell>
          <table:table-cell table:number-columns-repeated="1020"/>
        </table:table-row>
        <table:table-row>
          <table:table-cell table:style-name="ce0" office:value-type="string">
            <text:p>普通に飲める水だから、のどが渇いてる時は
すごく助かるの。</text:p>
          </table:table-cell>
          <table:table-cell table:style-name="ce0"/>
          <table:table-cell table:style-name="ce0"/>
          <table:table-cell table:style-name="ce0" office:value-type="string">
            <text:p>Since it's completely potable water, it's a huge
help if you happen to be thirsty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めてものお礼に、これをお持ち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娘を救っていただいて、本当にありがとう
ござい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妻が、お礼を渡したいそうです！　受け取って
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マジで！？　おかしくないー？？？www」</text:p>
          </table:table-cell>
          <table:table-cell table:style-name="ce0"/>
          <table:table-cell table:style-name="ce0"/>
          <table:table-cell table:style-name="ce0" office:value-type="string">
            <text:p>Blondie-chan
"Shut UP!! That's sooo weird!!! lolol"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この前さ、東部の秘湯の話したじゃん？」</text:p>
          </table:table-cell>
          <table:table-cell table:style-name="ce0"/>
          <table:table-cell table:style-name="ce0"/>
          <table:table-cell table:style-name="ce0" office:value-type="string">
            <text:p>Purple-chan
"Remember those secret Eastlands hot springs
we were talking about?"</text:p>
          </table:table-cell>
          <table:table-cell table:number-columns-repeated="1020"/>
        </table:table-row>
        <table:table-row>
          <table:table-cell table:style-name="ce0" office:value-type="string">
            <text:p>騎士団長さー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あ、君たちか。　ちょうどいい所に
　来てくれ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かずとも何となく察する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事件の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ご明察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何があっ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たもや誘拐事件・・・い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だ誘拐と決まったわけではない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話を聞かせ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は、そこにいる夫婦の娘が、この公道で
　姿を消してしまっ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ほんの少し、目を離した直後に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子さんが・・・消え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こと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目撃者がいないので、詳細は不明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、手がかりなら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“手がかり”と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公道を東に進むと、“オンドレラ邸”という
　屋敷が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かつて栄華を極めた貴族の住まいだが、今は
　無人のまま残されている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近隣住人の話では、どうやら最近、そこに
　人の出入りがあった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もし今回の失踪事件が誘拐だと
す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オンドレラ邸が怪しい、というわけ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いうこと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その屋敷の調査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もちろん、すぐに兵を手配し、私も同行して
　中を調べたの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屋敷のホールから先へ進めん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ホールから・・・進め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意味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言葉どおり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にも訳が分からないのだが、とにかく、
　ホールから先へ進めない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としか言いようが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我々が直接確かめるしかない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！　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すまないが、そうしてもらえると助かる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屋敷の中は魔物がうろついている。
　熾天少女なら何とかなる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頼ん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 leave it in your hands.”</text:p>
          </table:table-cell>
          <table:table-cell table:number-columns-repeated="1020"/>
        </table:table-row>
        <table:table-row>
          <table:table-cell table:style-name="ce0" office:value-type="string">
            <text:p>なんか騎士団長さん、だんだん頼み方が雑に
なってきた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だけ我々の力が信用されていると
いう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さっそく調査開始だよ、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公道の東に、無人の館“オンドレラ邸”が
　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かあるとすれば、そこで間違いない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に話し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にもっと力があ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つくるしいおっさんと、ちゃらちゃらしたぶりっこ
につかまって、こわかった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おれの話はここから盛り上がるんだ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ふ・・・ふぅん・・・そ、それで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その呪いの儀式に使われたナイフが、今も
　オンドレラ邸の庭の木の根元に埋められて
　るんだってさ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で、とある冒険者がそのナイフを見つけようと
　して木の根元を掘り返そうとした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したら・・・？（ゴク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地面から生えてきた亡霊の腕が、掘り返そうと
　した冒険者の足を・・・ガシ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ひ・・・っ（ぷるる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ーー！！　今ビビってやんの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び、び、ビビってないよ！！　そんなの
　作り話だし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へ～？　そこまで言うなら、今から行って
　みようぜ！　オンドレラ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え・・・？　で、でも・・・（そわそわ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ほらー！　やっぱビビってんじ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だ、だからビビってない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分かった！　行くもん！　すぐ行く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、待て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3T20:40:54+01:00</meta:creation-date>
    <dc:date>2020-02-13T20:40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